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6a8598" style:font-name="Roboto Condensed" fo:font-size="9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1.5pt solid #3694d0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text-transform="uppercase" fo:color="#3b96e0" style:font-name="Roboto" fo:font-size="9pt" fo:letter-spacing="normal" fo:font-style="normal" fo:font-weight="bold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536d84" style:font-name="Roboto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37cm" loext:contextual-spacing="false" fo:orphans="2" fo:widows="2" fo:text-indent="0cm" style:auto-text-indent="false" fo:padding="0cm" fo:border="none"/>
      <style:text-properties fo:font-variant="normal" fo:text-transform="none" fo:color="#192a38" style:font-name="Roboto" fo:font-size="12pt" fo:letter-spacing="normal" fo:font-style="normal" fo:font-weight="normal" loext:padding="0cm" loext:border="none"/>
    </style:style>
    <style:style style:name="P5" style:family="paragraph" style:parent-style-name="Heading_20_3">
      <style:text-properties fo:font-variant="normal" fo:text-transform="none" fo:color="#192a38" style:font-name="Roboto Condensed" fo:font-size="18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Binge Marketing 3 Days Workshop</text:h>
      <text:p text:style-name="P2">SHARE</text:p>
      <text:list xml:id="list3235669539" text:style-name="L1">
        <text:list-item>
          <text:p text:style-name="P3"><text:span text:style-name="T1">Start Date:</text:span> Sept. 21, 2022, 7 p.m.</text:p>
        </text:list-item>
        <text:list-item>
          <text:p text:style-name="P3"><text:span text:style-name="T1">End Date:</text:span> Sept. 23, 2022, 9 p.m.</text:p>
        </text:list-item>
        <text:list-item>
          <text:p text:style-name="P3"><text:span text:style-name="T1">Venue:</text:span> This is a virtual event. The link to join the event will be shared with you.</text:p>
        </text:list-item>
      </text:list>
      <text:p text:style-name="Standard"/>
      <text:p text:style-name="Standard"/>
      <text:p text:style-name="Standard"/>
      <text:p text:style-name="Standard"/>
      <text:p text:style-name="P1">DESCRIPTION</text:p>
      <text:p text:style-name="P4">Here's how you are going to get your first 10 students for your Viral WhatsApp Class in 3 days:-</text:p>
      <text:p text:style-name="P4">Episode 1: Creating your Beta WhatsApp class invitation with a tasty topic<text:line-break/>Episode 2 : Launching your beta WhatsApp class on social media<text:line-break/>Episode 3: How to sell your WhatsApp class &amp; presell your digital coaching</text:p>
      <text:p text:style-name="P4">Get bonuses valued at Rs.21,490/- completely FREE when you reserve your spot today</text:p>
      <text:p text:style-name="P4">BONUS #1: The Story Triangle MasterClass + E-Book (Rs.999/- Value)<text:line-break/>BONUS #2: The 4-hour Author Training (Rs.3999/- Value)<text:line-break/>BONUS #3: The 4-hour Video Ads Training(Rs.3999/- Value)<text:line-break/>BONUS #4: Niche Triangle Blueprint(Rs.1999/- Value)<text:line-break/>BONUS #5: WhatsApp Class Offer Template(Rs.1999/- Value)<text:line-break/>BONUS #6: The 5-Minute Lightning Launch Template (Rs.1999/- Value)<text:line-break/>BONUS #7: The WhatsApp Class Gamification Templates(Rs.1999/- Value)<text:line-break/>BONUS #8: Million Rupee Facebook Ad Template(Rs.1999/- Value)<text:line-break/>BONUS #9: The Badges Mock-Up Graphics for Canva(Rs.1999/- Value)<text:line-break/>BONUS #10: The 7 Rings of Millionaire Marketers Ebook (Rs.499/- Value)</text:p>
      <text:p text:style-name="P4">Once you make the registration, you will be added to a WhatsApp Group within 24 hours and get instant access to the Story Triangle MasterClass and the Ebook. The other bonuses will be delivered during the workshop.</text:p>
      <text:p text:style-name="P4">You're backed by my MY NO-BRAINER GUARANTE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, sans-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17:46:51.556545514</meta:creation-date>
    <dc:date>2022-09-20T21:00:53.010668559</dc:date>
    <meta:editing-duration>PT3H3M51S</meta:editing-duration>
    <meta:editing-cycles>1</meta:editing-cycles>
    <meta:document-statistic meta:table-count="0" meta:image-count="0" meta:object-count="0" meta:page-count="1" meta:paragraph-count="12" meta:word-count="237" meta:character-count="1467" meta:non-whitespace-character-count="1245"/>
    <meta:generator>LibreOffice/6.0.7.3$Linux_X86_64 LibreOffice_project/00m0$Build-3</meta:generator>
  </office:meta>
</office:document-meta>
</file>